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84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85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86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87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P88" style:family="paragraph" style:parent-style-name="Text_20_body">
      <style:paragraph-properties fo:text-align="justify" style:justify-single-word="false"/>
      <style:text-properties officeooo:rsid="011597d6" officeooo:paragraph-rsid="012dc19d"/>
    </style:style>
    <style:style style:name="P89" style:family="paragraph" style:parent-style-name="Text_20_body">
      <style:paragraph-properties fo:text-align="justify" style:justify-single-word="false"/>
      <style:text-properties officeooo:rsid="011597d6" officeooo:paragraph-rsid="012ff671"/>
    </style:style>
    <style:style style:name="P90" style:family="paragraph" style:parent-style-name="Text_20_body">
      <style:paragraph-properties fo:text-align="justify" style:justify-single-word="false"/>
      <style:text-properties officeooo:rsid="011597d6" officeooo:paragraph-rsid="012ff897"/>
    </style:style>
    <style:style style:name="P91" style:family="paragraph" style:parent-style-name="Text_20_body">
      <style:paragraph-properties fo:text-align="justify" style:justify-single-word="false"/>
      <style:text-properties officeooo:rsid="011597d6" officeooo:paragraph-rsid="01305637"/>
    </style:style>
    <style:style style:name="P92" style:family="paragraph" style:parent-style-name="Text_20_body">
      <style:paragraph-properties fo:text-align="justify" style:justify-single-word="false"/>
      <style:text-properties officeooo:rsid="011597d6" officeooo:paragraph-rsid="0130d3ed"/>
    </style:style>
    <style:style style:name="P93" style:family="paragraph" style:parent-style-name="Text_20_body">
      <style:paragraph-properties fo:text-align="justify" style:justify-single-word="false"/>
      <style:text-properties officeooo:rsid="011597d6" officeooo:paragraph-rsid="0131f85a"/>
    </style:style>
    <style:style style:name="P94" style:family="paragraph" style:parent-style-name="Text_20_body">
      <style:paragraph-properties fo:text-align="justify" style:justify-single-word="false"/>
      <style:text-properties officeooo:rsid="011597d6" officeooo:paragraph-rsid="0133c840"/>
    </style:style>
    <style:style style:name="P95" style:family="paragraph" style:parent-style-name="Standard">
      <style:text-properties officeooo:rsid="011597d6" officeooo:paragraph-rsid="011239bb"/>
    </style:style>
    <style:style style:name="P9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P97" style:family="paragraph" style:parent-style-name="Text_20_body">
      <style:paragraph-properties fo:text-align="justify" style:justify-single-word="false"/>
      <style:text-properties officeooo:rsid="011597d6" officeooo:paragraph-rsid="01352eb4"/>
    </style:style>
    <style:style style:name="T1" style:family="text">
      <style:text-properties officeooo:rsid="012e406a"/>
    </style:style>
    <style:style style:name="T2" style:family="text">
      <style:text-properties officeooo:rsid="0129d030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T67" style:family="text">
      <style:text-properties officeooo:rsid="0122f3f3"/>
    </style:style>
    <style:style style:name="T68" style:family="text">
      <style:text-properties officeooo:rsid="0124c475"/>
    </style:style>
    <style:style style:name="T69" style:family="text">
      <style:text-properties officeooo:rsid="0126b140"/>
    </style:style>
    <style:style style:name="T70" style:family="text">
      <style:text-properties officeooo:rsid="01281852"/>
    </style:style>
    <style:style style:name="T71" style:family="text">
      <style:text-properties officeooo:rsid="012aa460"/>
    </style:style>
    <style:style style:name="T72" style:family="text">
      <style:text-properties officeooo:rsid="012ca2be"/>
    </style:style>
    <style:style style:name="T73" style:family="text">
      <style:text-properties officeooo:rsid="012d3b85"/>
    </style:style>
    <style:style style:name="T74" style:family="text">
      <style:text-properties officeooo:rsid="012d6e8e"/>
    </style:style>
    <style:style style:name="T75" style:family="text">
      <style:text-properties officeooo:rsid="012dc19d"/>
    </style:style>
    <style:style style:name="T76" style:family="text">
      <style:text-properties officeooo:rsid="00560d37"/>
    </style:style>
    <style:style style:name="T77" style:family="text">
      <style:text-properties officeooo:rsid="012ff671"/>
    </style:style>
    <style:style style:name="T78" style:family="text">
      <style:text-properties officeooo:rsid="012ff897"/>
    </style:style>
    <style:style style:name="T79" style:family="text">
      <style:text-properties officeooo:rsid="01305637"/>
    </style:style>
    <style:style style:name="T80" style:family="text">
      <style:text-properties officeooo:rsid="0130d3ed"/>
    </style:style>
    <style:style style:name="T81" style:family="text">
      <style:text-properties officeooo:rsid="0131f85a"/>
    </style:style>
    <style:style style:name="T82" style:family="text">
      <style:text-properties officeooo:rsid="0133c840"/>
    </style:style>
    <style:style style:name="T83" style:family="text">
      <style:text-properties officeooo:rsid="01352eb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96"><text:s/><text:span text:style-name="T2">40</text:span><text:span text:style-name="T49"> - Manual Update History</text:span></text:p>
          </table:table-cell>
        </table:table-row>
      </table:table>
      <text:p text:style-name="P95"/>
      <text:p text:style-name="P97"><text:span text:style-name="T83">12</text:span><text:span text:style-name="T77">.</text:span><text:span text:style-name="T83">12</text:span><text:span text:style-name="T77">.202</text:span><text:span text:style-name="T79">4</text:span><text:span text:style-name="T76"> – </text:span><text:span text:style-name="T77">Updated the manula to Bforartists 4 version 4.</text:span><text:span text:style-name="T83">3</text:span><text:span text:style-name="T77">.</text:span><text:span text:style-name="T83">1</text:span></text:p>
      <text:p text:style-name="P94"><text:span text:style-name="T82">27</text:span><text:span text:style-name="T77">.</text:span><text:span text:style-name="T79">0</text:span><text:span text:style-name="T81">8</text:span><text:span text:style-name="T77">.202</text:span><text:span text:style-name="T79">4</text:span><text:span text:style-name="T76"> – </text:span><text:span text:style-name="T77">Updated the manula to Bforartists 4 version 4.</text:span><text:span text:style-name="T81">2</text:span><text:span text:style-name="T77">.</text:span><text:span text:style-name="T82">1</text:span></text:p>
      <text:p text:style-name="P93"><text:span text:style-name="T81">23</text:span><text:span text:style-name="T77">.</text:span><text:span text:style-name="T79">0</text:span><text:span text:style-name="T81">8</text:span><text:span text:style-name="T77">.202</text:span><text:span text:style-name="T79">4</text:span><text:span text:style-name="T76"> – </text:span><text:span text:style-name="T77">Updated the manula to Bforartists 4 version 4.</text:span><text:span text:style-name="T81">2</text:span><text:span text:style-name="T77">.</text:span><text:span text:style-name="T81">0</text:span></text:p>
      <text:p text:style-name="P92"><text:span text:style-name="T80">23</text:span><text:span text:style-name="T77">.</text:span><text:span text:style-name="T79">04</text:span><text:span text:style-name="T77">.202</text:span><text:span text:style-name="T79">4</text:span><text:span text:style-name="T76"> – </text:span><text:span text:style-name="T77">Updated the manula to Bforartists 4 version 4.</text:span><text:span text:style-name="T79">1</text:span><text:span text:style-name="T77">.</text:span><text:span text:style-name="T80">1</text:span></text:p>
      <text:p text:style-name="P91"><text:span text:style-name="T79">01</text:span><text:span text:style-name="T77">.</text:span><text:span text:style-name="T79">04</text:span><text:span text:style-name="T77">.202</text:span><text:span text:style-name="T79">4</text:span><text:span text:style-name="T76"> – </text:span><text:span text:style-name="T77">Updated the manula to Bforartists 4 version 4.</text:span><text:span text:style-name="T79">1</text:span><text:span text:style-name="T77">.</text:span><text:span text:style-name="T79">0</text:span></text:p>
      <text:p text:style-name="P90"><text:span text:style-name="T78">11</text:span><text:span text:style-name="T77">.1</text:span><text:span text:style-name="T78">2</text:span><text:span text:style-name="T77">.2023</text:span><text:span text:style-name="T76"> – </text:span><text:span text:style-name="T77">Updated the manula to Bforartists 4 version 4.0.</text:span><text:span text:style-name="T78">2</text:span></text:p>
      <text:p text:style-name="P89"><text:span text:style-name="T77">18.11.2023</text:span><text:span text:style-name="T76"> – </text:span><text:span text:style-name="T77">Updated the manula to Bforartists 4 version 4.0.1</text:span></text:p>
      <text:p text:style-name="P88"><text:span text:style-name="T75">29</text:span><text:span text:style-name="T73">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5">2</text:span></text:p>
      <text:p text:style-name="P88"><text:span text:style-name="T73">05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4">1</text:span></text:p>
      <text:p text:style-name="P87"><text:span text:style-name="T73">05.07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0</text:span></text:p>
      <text:p text:style-name="P87"><text:span text:style-name="T71">0</text:span><text:span text:style-name="T72">8</text:span><text:span text:style-name="T71">.0</text:span><text:span text:style-name="T72">5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</text:span><text:span text:style-name="T72">1</text:span></text:p>
      <text:p text:style-name="P86"><text:span text:style-name="T71">03.04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0</text:span></text:p>
      <text:p text:style-name="P86"><text:span text:style-name="T70">11</text:span><text:span text:style-name="T69">.</text:span><text:span text:style-name="T70">01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58">3.</text:span><text:span text:style-name="T69">4.</text:span><text:span text:style-name="T70">1</text:span></text:p>
      <text:p text:style-name="P85"><text:span text:style-name="T69">08.12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9">4.0</text:span></text:p>
      <text:p text:style-name="P85"><text:span text:style-name="T68">12.10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</text:span><text:span text:style-name="T68">1</text:span></text:p>
      <text:p text:style-name="P84"><text:span text:style-name="T67">18.09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0</text:span></text:p>
      <text:p text:style-name="P83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01.07.2021 - Updated the manual to Bforartists 2 version 2.9.2</text:p>
      <text:p text:style-name="P74"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oft-page-break/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01.09.2020 - Updated the manual to Bforartists 2 version 2.5.0</text:p>
      <text:p text:style-name="P70">31.08.2020 - Cleanup and spell checking.</text:p>
      <text:p text:style-name="P69">28.08.2020 - Improved chapter 7.3.6 Editors - 3D View - Sidebar - Tool Tab - Mesh - Sculpt Mode</text:p>
      <text:p text:style-name="P68">27.08.2020 - Updated the manual to Bforartists 2 version 2.5.0</text:p>
      <text:p text:style-name="P67">24.08.2020 - Added chapters 13 around video editing</text:p>
      <text:p text:style-name="P66">17.08.2020 - Added chapter 25.10.6<text:span text:style-name="T43"> + 25.10.7 + <text:s/>25.10.8</text:span></text:p>
      <text:p text:style-name="P65">1<text:span text:style-name="T41">3</text:span>.08.2020 - Added chapter 25.10.<text:span text:style-name="T41">4 + <text:s/></text:span>25.10.<text:span text:style-name="T42">5</text:span></text:p>
      <text:p text:style-name="P64">11.08.2020 - Added chapter 25.10.3</text:p>
      <text:p text:style-name="P63"><text:span text:style-name="T40">10.</text:span>08.2020 - <text:span text:style-name="T38">Added chapter 25.10.2</text:span></text:p>
      <text:p text:style-name="P62">0<text:span text:style-name="T39">8</text:span>.08.2020 - <text:span text:style-name="T38">Added chapter 25.10 <text:s/>and 25.10.1</text:span></text:p>
      <text:p text:style-name="P62">0<text:span text:style-name="T38">7</text:span>.08.2020 - <text:span text:style-name="T38">Added chapters around 25.9, Particles tab</text:span></text:p>
      <text:p text:style-name="P61">04.08.2020 - Update<text:span text:style-name="T37">d</text:span> manual to Bforartists 2.4.0</text:p>
      <text:p text:style-name="P60">30.07.2020 - Added chapter 25.14 Editors - Properties Editor - Texture Tab.pdf</text:p>
      <text:p text:style-name="P59"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2<text:span text:style-name="T30">9</text:span>.06.2020 - Update<text:span text:style-name="T29">d</text:span> <text:span text:style-name="T30">chapters 12, 20 and 25.4, added chapter 25.5</text:span></text:p>
      <text:p text:style-name="Text_20_body"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pan text:style-name="T28">25.06.2020 - Added</text:span> chapter 25.3 Editors - Properties Editor - Output Tab</text:p>
      <text:p text:style-name="P47"><text:soft-page-break/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09.06.2020 - Reordered some chapters<text:span text:style-name="T27">, added some missing information</text:span></text:p>
      <text:p text:style-name="P42">09.06.2020 - Removed lots of "Here you can" phrases</text:p>
      <text:p text:style-name="P41">07.06.2020 - Added chapters 18 around Drivers Editor</text:p>
      <text:p text:style-name="P40">29.05<text:span text:style-name="T26">.2020</text:span> - Manual update for upcoming Bforartists 2.1.0 version</text:p>
      <text:p text:style-name="P37">2<text:span text:style-name="T25">8</text:span>.05.2020 - Manual update for upcoming Bforartists 2.1.0 version</text:p>
      <text:p text:style-name="P36">01.06.2020 - Added chapters 17 around Graph Editor</text:p>
      <text:p text:style-name="P36">2<text:span text:style-name="T25">8</text:span>.05.2020 - Manual update for upcoming Bforartists 2.1.0 version</text:p>
      <text:p text:style-name="P39">25.05.2020 - Added chapters 16 around the Timeline</text:p>
      <text:p text:style-name="P39">23.05.2020 - Updated chapters to new sculpting feature Draw Face Sets</text:p>
      <text:p text:style-name="P38">22.05.2020 - Updated chapter 2 Keymap</text:p>
      <text:p text:style-name="P35">20.05.2020 - Manual update for upcoming Bforartists 2.1.0 version, changed order of chapters in chapter 8 and 9.</text:p>
      <text:p text:style-name="P34">16.05.2020 - Added chapters 15 around the dope sheet editor</text:p>
      <text:p text:style-name="P33"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<text:soft-page-break/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29.12.2019 - updated chapter 1 Installing Bforartists.pdf</text:p>
      <text:p text:style-name="P18">2<text:span text:style-name="T20">9</text:span>.12.2019 - added chapter 9.1.5 Editors - UV Editor - Header - Header Tools.pdf</text:p>
      <text:p text:style-name="P18">20.12.2019 - added chapter 9.1.4 Editors - UV Editor - Header - UV menu.pdf</text:p>
      <text:p text:style-name="P17">1<text:span text:style-name="T19">8</text:span>.12.2019 - added chapter<text:span text:style-name="T19"> </text:span>9.1.3 Editors - UV Editor - Header - Image Menu.pdf</text:p>
      <text:p text:style-name="P16">1<text:span text:style-name="T18">7</text:span>.12.2019 - added chapter<text:span text:style-name="T18"> 9.1.2 Editors - UV Editor - Header - Select Menu.pdf</text:span></text:p>
      <text:p text:style-name="P15">16.12.2019 - added chapter 9 Editors - UV Editor.pdf<text:span text:style-name="T17">, 9.1 Editors - UV Editor - Header.pdf, 9.1.1 Editors - UV Editor - Header - View Menu.pdf</text:span></text:p>
      <text:p text:style-name="P14"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28.11.2019 - added chapter 8.1.7 Editors - Image Editor - Tool Shelf.pdf</text:p>
      <text:p text:style-name="P12"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0<text:span text:style-name="T6">8</text:span>.11.2019 - Added chapter 7.1.13 Editors - 3D View - Tool Shelf - Grase Pencil - Sculpt Mode.pdf</text:p>
      <text:p text:style-name="P5"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<text:soft-page-break/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<text:soft-page-break/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<text:soft-page-break/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3"> </text:span><text:s/>- Added chapter<text:span text:style-name="T3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2e406a"/>
    </style:style>
    <style:style style:name="MT2" style:family="text">
      <style:text-properties officeooo:rsid="0129d030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40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5H6M34S</meta:editing-duration>
    <meta:editing-cycles>281</meta:editing-cycles>
    <meta:generator>LibreOffice/24.2.5.2$Windows_X86_64 LibreOffice_project/bffef4ea93e59bebbeaf7f431bb02b1a39ee8a59</meta:generator>
    <dc:date>2024-12-11T21:03:50.685000000</dc:date>
    <meta:document-statistic meta:table-count="1" meta:image-count="1" meta:object-count="0" meta:page-count="7" meta:paragraph-count="186" meta:word-count="2563" meta:character-count="14767" meta:non-whitespace-character-count="12366"/>
    <meta:template xlink:type="simple" xlink:actuate="onRequest" xlink:title="standard1cm" xlink:href="../../../../AppData/Roaming/LibreOffice/4/user/template/standard1cm.ott" meta:date="2016-03-28T18:47:57.125000000"/>
  </office:meta>
</office:document-meta>
</file>